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draw:auto-grow-height="true" draw:auto-grow-width="false" fo:max-height="0cm" fo:min-height="5.675cm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1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202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28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207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4.572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outline1">
      <style:graphic-properties draw:fill-color="#000000"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729fcf"/>
      <style:text-properties fo:color="#2c3e50" fo:font-size="72pt" style:font-size-asian="18pt" style:font-size-complex="18pt"/>
    </style:style>
    <style:style style:name="P3" style:family="paragraph">
      <loext:graphic-properties draw:fill="none"/>
      <style:text-properties fo:color="#2c3e50"/>
    </style:style>
    <style:style style:name="P4" style:family="paragraph">
      <loext:graphic-properties draw:fill-color="#000000"/>
    </style:style>
    <style:style style:name="P5" style:family="paragraph">
      <loext:graphic-properties draw:fill="none" draw:fill-color="#ffffff"/>
      <style:text-properties fo:color="#2c3e50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2c3e50" fo:font-size="22pt" style:font-size-asian="22pt" style:font-size-complex="22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text-properties fo:color="#2c3e50" fo:font-size="24pt" style:font-size-asian="24pt" style:font-size-complex="24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="none"/>
      <style:text-properties fo:color="#2c3e50" fo:font-size="18pt"/>
    </style:style>
    <style:style style:name="P11" style:family="paragraph">
      <loext:graphic-properties draw:fill-color="#ffffff"/>
      <style:text-properties fo:font-size="26.3999996185303pt"/>
    </style:style>
    <style:style style:name="P12" style:family="paragraph">
      <loext:graphic-properties draw:fill="none" draw:fill-color="#ffffff"/>
      <style:text-properties fo:color="#2c3e50" fo:font-size="18pt" fo:font-weight="bold" style:font-weight-asian="bold" style:font-weight-complex="bold"/>
    </style:style>
    <style:style style:name="P13" style:family="paragraph">
      <style:paragraph-properties fo:text-align="center"/>
      <style:text-properties fo:font-size="48pt" style:font-size-asian="48pt" style:font-size-complex="48pt"/>
    </style:style>
    <style:style style:name="P14" style:family="paragraph">
      <style:paragraph-properties fo:line-height="115%" fo:text-align="center"/>
      <style:text-properties fo:font-size="48pt" style:font-size-asian="48pt" style:font-size-complex="48pt"/>
    </style:style>
    <style:style style:name="P15" style:family="paragraph">
      <loext:graphic-properties draw:fill="none" draw:fill-color="#ffffff"/>
      <style:paragraph-properties fo:text-align="center"/>
      <style:text-properties fo:color="#2c3e50" fo:font-size="48pt" style:font-size-asian="48pt" style:font-size-complex="48pt"/>
    </style:style>
    <style:style style:name="T1" style:family="text">
      <style:text-properties fo:color="#2c3e50" fo:font-size="72pt" style:font-size-asian="18pt" style:font-size-complex="18pt"/>
    </style:style>
    <style:style style:name="T2" style:family="text">
      <style:text-properties fo:color="#2c3e5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c3e50" fo:font-weight="bold" style:font-weight-asian="bold" style:font-weight-complex="bold"/>
    </style:style>
    <style:style style:name="T5" style:family="text">
      <style:text-properties fo:color="#2c3e50" fo:font-size="22pt" style:font-size-asian="22pt" style:font-size-complex="22pt"/>
    </style:style>
    <style:style style:name="T6" style:family="text">
      <style:text-properties fo:color="#2c3e50" fo:font-size="24pt" style:font-size-asian="24pt" style:font-size-complex="24pt"/>
    </style:style>
    <style:style style:name="T7" style:family="text">
      <style:text-properties fo:font-size="32pt"/>
    </style:style>
    <style:style style:name="T8" style:family="text">
      <style:text-properties fo:color="#2c3e50" fo:font-size="18pt"/>
    </style:style>
    <style:style style:name="T9" style:family="text">
      <style:text-properties fo:color="#2c3e50" fo:font-size="18pt" fo:font-weight="bold" style:font-weight-asian="bold" style:font-weight-complex="bold"/>
    </style:style>
    <style:style style:name="T10" style:family="text">
      <style:text-properties fo:color="#2c3e50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Firebase + Redux</text:p>
          </draw:text-box>
        </draw:frame>
        <draw:frame presentation:style-name="pr2" draw:text-style-name="P1" draw:layer="layout" svg:width="9.652cm" svg:height="4.572cm" svg:x="17.272cm" svg:y="14.478cm" presentation:class="subtitle" presentation:user-transformed="true">
          <draw:text-box>
            <text:p>Marek Šafárik</text:p>
          </draw:text-box>
        </draw:frame>
        <draw:frame draw:style-name="gr1" draw:text-style-name="P2" draw:layer="layout" svg:width="12.7cm" svg:height="5.925cm" svg:x="2.794cm" svg:y="6.858cm">
          <draw:text-box>
            <text:p><text:span text:style-name="T1">Firebase</text:span></text:p>
          </draw:text-box>
        </draw:frame>
        <draw:frame draw:style-name="gr2" draw:text-style-name="P3" draw:layer="layout" svg:width="8.71cm" svg:height="0.963cm" svg:x="1.196cm" svg:y="16.309cm">
          <draw:text-box>
            <text:p><text:span text:style-name="T2">https://www.firebase.com/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reba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Firebase je cloudová databáza umožňujúca synchronizáciu dát medzi viacerými klientami v reálnom čase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rebase - inštalácia</text:p>
          </draw:text-box>
        </draw:frame>
        <draw:frame presentation:style-name="pr7" draw:text-style-name="P4" draw:layer="layout" svg:width="23.368cm" svg:height="14cm" svg:x="0.762cm" svg:y="4.796cm" presentation:class="outline" presentation:user-transformed="true">
          <draw:text-box>
            <text:list text:style-name="L2">
              <text:list-header>
                <text:p>NPM: </text:p>
                <text:p><text:s text:c="3"/><text:span text:style-name="T3"><text:s/></text:span><text:span text:style-name="T3">npm install firebase –-save</text:span></text:p>
                <text:list>
                  <text:list-header>
                    <text:p><text:s/>var Firebase = require("firebase");</text:p>
                  </text:list-header>
                </text:list>
                <text:p/>
                <text:p>Bez NPM:</text:p>
              </text:list-header>
            </text:list>
          </draw:text-box>
        </draw:frame>
        <draw:frame draw:style-name="gr4" draw:text-style-name="P5" draw:layer="layout" svg:width="23.114cm" svg:height="3.302cm" svg:x="2.794cm" svg:y="13.462cm">
          <draw:text-box>
            <text:list text:style-name="L1">
              <text:list-header>
                <text:p><text:span text:style-name="T4">&lt;script src='https://cdn.firebase.com/js/client/2.2.1/firebase.js'&gt;&lt;/script&gt; </text:span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rebase – pripojenie do DB</text:p>
          </draw:text-box>
        </draw:frame>
        <draw:frame draw:style-name="gr4" draw:text-style-name="P5" draw:layer="layout" svg:width="23.114cm" svg:height="3.302cm" svg:x="4.572cm" svg:y="14.986cm">
          <draw:text-box>
            <text:list text:style-name="L1">
              <text:list-header>
                <text:p><text:span text:style-name="T4"><text:s/></text:span></text:p>
              </text:list-header>
            </text:list>
          </draw:text-box>
        </draw:frame>
        <draw:frame draw:style-name="gr5" draw:text-style-name="P6" draw:layer="layout" svg:width="27.178cm" svg:height="3.723cm" svg:x="0.508cm" svg:y="6.858cm">
          <draw:text-box>
            <text:p><text:span text:style-name="T5">var myDataRef = new Firebase('</text:span><text:span text:style-name="T5"><text:a xlink:href="https://cbbu8ab2hvm.firebaseio-demo.com/" xlink:type="simple">https://cbbu8ab2hvm.firebaseio-demo.com/</text:a></text:span><text:span text:style-name="T5">');</text:span></text:p>
            <text:p><text:span text:style-name="T5"/></text:p>
            <text:p><text:span text:style-name="T5"/></text:p>
            <text:p><text:span text:style-name="T5">- pripojenie prebieha cez websocket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rebase</text:p>
          </draw:text-box>
        </draw:frame>
        <draw:frame draw:style-name="gr4" draw:text-style-name="P5" draw:layer="layout" svg:width="23.114cm" svg:height="3.302cm" svg:x="4.572cm" svg:y="14.986cm">
          <draw:text-box>
            <text:list text:style-name="L1">
              <text:list-header>
                <text:p><text:span text:style-name="T4"><text:s/></text:span></text:p>
              </text:list-header>
            </text:list>
          </draw:text-box>
        </draw:frame>
        <draw:frame draw:style-name="gr6" draw:text-style-name="P8" draw:layer="layout" svg:width="27.178cm" svg:height="8.367cm" svg:x="0.508cm" svg:y="6.858cm">
          <draw:text-box>
            <text:p><text:span text:style-name="T6">Firebase je NoSQL databáza</text:span></text:p>
            <text:p><text:span text:style-name="T6"/></text:p>
            <text:p text:style-name="P7"><text:span text:style-name="T6"><text:tab/></text:span><text:span text:style-name="T6">- Dáta sú uložené ako JSON</text:span></text:p>
            <text:p text:style-name="P7"><text:span text:style-name="T6"><text:tab/></text:span><text:span text:style-name="T6">- Synchronizácia dát prebieha cez udalosti</text:span></text:p>
            <text:p text:style-name="P7"><text:span text:style-name="T6"><text:tab/></text:span><text:span text:style-name="T6">- Jeden klient zmení dáta – vyvolá sa udalosť</text:span></text:p>
            <text:p text:style-name="P7"><text:span text:style-name="T6"><text:tab/></text:span><text:span text:style-name="T6">- Udalosť je distribuovaná na všetkých pripojených klientov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rebase – odchytávanie udalostí</text:p>
          </draw:text-box>
        </draw:frame>
        <draw:frame draw:style-name="gr4" draw:text-style-name="P5" draw:layer="layout" svg:width="23.114cm" svg:height="3.302cm" svg:x="4.572cm" svg:y="14.986cm">
          <draw:text-box>
            <text:list text:style-name="L1">
              <text:list-header>
                <text:p><text:span text:style-name="T4"><text:s/></text:span></text:p>
              </text:list-header>
            </text:list>
          </draw:text-box>
        </draw:frame>
        <draw:frame draw:style-name="gr7" draw:text-style-name="P8" draw:layer="layout" svg:width="27.178cm" svg:height="9.452cm" svg:x="0.508cm" svg:y="6.858cm">
          <draw:text-box>
            <text:p><text:span text:style-name="T6">Typy udalostí:</text:span></text:p>
            <text:p><text:span text:style-name="T6"/></text:p>
            <text:p text:style-name="P7"><text:span text:style-name="T6"><text:tab/></text:span><text:span text:style-name="T6">- value</text:span></text:p>
            <text:p text:style-name="P7"><text:span text:style-name="T6"><text:tab/></text:span><text:span text:style-name="T6">- child_added</text:span></text:p>
            <text:p text:style-name="P7"><text:span text:style-name="T6"><text:s/></text:span><text:span text:style-name="T6"><text:tab/></text:span><text:span text:style-name="T6">- child_removed</text:span></text:p>
            <text:p text:style-name="P7"><text:span text:style-name="T6"><text:tab/></text:span><text:span text:style-name="T6">- child_changed</text:span></text:p>
            <text:p text:style-name="P7"><text:span text:style-name="T6"><text:tab/></text:span><text:span text:style-name="T6">- child_moved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rebase – odoslanie dát</text:p>
          </draw:text-box>
        </draw:frame>
        <draw:frame draw:style-name="gr4" draw:text-style-name="P5" draw:layer="layout" svg:width="23.114cm" svg:height="3.302cm" svg:x="4.572cm" svg:y="14.986cm">
          <draw:text-box>
            <text:list text:style-name="L1">
              <text:list-header>
                <text:p><text:span text:style-name="T4"><text:s/></text:span></text:p>
              </text:list-header>
            </text:list>
          </draw:text-box>
        </draw:frame>
        <draw:frame draw:style-name="gr6" draw:text-style-name="P8" draw:layer="layout" svg:width="27.178cm" svg:height="8.367cm" svg:x="0.508cm" svg:y="6.858cm">
          <draw:text-box>
            <text:p><text:span text:style-name="T6">Funkcie pre zápis dát:</text:span></text:p>
            <text:p><text:span text:style-name="T6"/></text:p>
            <text:p text:style-name="P7"><text:span text:style-name="T6"><text:tab/></text:span><text:span text:style-name="T6">- set</text:span></text:p>
            <text:p text:style-name="P7"><text:span text:style-name="T6"><text:tab/></text:span><text:span text:style-name="T6">- update</text:span></text:p>
            <text:p text:style-name="P7"><text:span text:style-name="T6"><text:tab/></text:span><text:span text:style-name="T6">- push</text:span></text:p>
            <text:p text:style-name="P7"><text:span text:style-name="T6"><text:tab/></text:span><text:span text:style-name="T6">- transaction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Redux</text:p>
          </draw:text-box>
        </draw:frame>
        <draw:frame presentation:style-name="pr2" draw:text-style-name="P9" draw:layer="layout" svg:width="9.652cm" svg:height="4.572cm" svg:x="17.272cm" svg:y="14.478cm" presentation:class="subtitle" presentation:user-transformed="true">
          <draw:text-box>
            <text:p><text:span text:style-name="T7">Marek Šafárik</text:span></text:p>
          </draw:text-box>
        </draw:frame>
        <draw:frame draw:style-name="gr1" draw:text-style-name="P2" draw:layer="layout" svg:width="12.7cm" svg:height="5.925cm" svg:x="2.794cm" svg:y="6.858cm">
          <draw:text-box>
            <text:p><text:span text:style-name="T1">Redux</text:span></text:p>
          </draw:text-box>
        </draw:frame>
        <draw:frame draw:style-name="gr8" draw:text-style-name="P10" draw:layer="layout" svg:width="10.234cm" svg:height="1.673cm" svg:x="1.196cm" svg:y="16.309cm">
          <draw:text-box>
            <text:p><text:span text:style-name="T8">http://rackt.org/redux/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dux – základné princípy</text:p>
          </draw:text-box>
        </draw:frame>
        <draw:frame draw:style-name="gr4" draw:text-style-name="P12" draw:layer="layout" svg:width="23.114cm" svg:height="3.302cm" svg:x="4.572cm" svg:y="14.986cm">
          <draw:text-box>
            <text:list text:style-name="L1">
              <text:list-header>
                <text:p><text:span text:style-name="T9"><text:s/></text:span></text:p>
              </text:list-header>
            </text:list>
          </draw:text-box>
        </draw:frame>
        <draw:frame draw:style-name="gr9" draw:text-style-name="P8" draw:layer="layout" svg:width="27.178cm" svg:height="11.622cm" svg:x="0.508cm" svg:y="6.096cm">
          <draw:text-box>
            <text:p><text:span text:style-name="T6"/></text:p>
            <text:p><text:span text:style-name="T6"/></text:p>
            <text:p text:style-name="P7"><text:span text:style-name="T6"><text:tab/></text:span><text:span text:style-name="T6">- Celý stav aplikácie a všektých komponent je uložený v jednom</text:span></text:p>
            <text:p text:style-name="P7"><text:span text:style-name="T6"><text:s text:c="7"/></text:span><text:span text:style-name="T6">strome v jedinom spoločnom úložisku</text:span></text:p>
            <text:p text:style-name="P7"><text:span text:style-name="T6"/></text:p>
            <text:p text:style-name="P7"><text:span text:style-name="T6"><text:tab/></text:span><text:span text:style-name="T6">- Jediná cesta ako zmeniť stav je spustiť akciu</text:span></text:p>
            <text:p text:style-name="P7"><text:span text:style-name="T6"/></text:p>
            <text:p text:style-name="P7"><text:span text:style-name="T6"><text:tab/></text:span><text:span text:style-name="T6">- Redukčné funkcie spracúvajú akcie a menia stav aplikácie. <text:s text:c="2"/></text:span></text:p>
            <text:p text:style-name="P7"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dux – redukčné funkcie</text:p>
          </draw:text-box>
        </draw:frame>
        <draw:frame draw:style-name="gr4" draw:text-style-name="P12" draw:layer="layout" svg:width="23.114cm" svg:height="3.302cm" svg:x="4.572cm" svg:y="14.986cm">
          <draw:text-box>
            <text:list text:style-name="L1">
              <text:list-header>
                <text:p><text:span text:style-name="T9"><text:s/></text:span></text:p>
              </text:list-header>
            </text:list>
          </draw:text-box>
        </draw:frame>
        <draw:frame draw:style-name="gr10" draw:text-style-name="P8" draw:layer="layout" svg:width="27.178cm" svg:height="10.537cm" svg:x="0.508cm" svg:y="6.096cm">
          <draw:text-box>
            <text:p><text:span text:style-name="T6"/></text:p>
            <text:p><text:span text:style-name="T6"/></text:p>
            <text:p text:style-name="P7"><text:span text:style-name="T6"><text:tab/></text:span><text:span text:style-name="T6">- Redukčná funkcia je čistá funkcia</text:span></text:p>
            <text:p text:style-name="P7"><text:span text:style-name="T6"/></text:p>
            <text:p text:style-name="P7"><text:span text:style-name="T6"><text:tab/></text:span><text:span text:style-name="T6">- Parameter je aktuálny stav a akcia na spracovanie</text:span></text:p>
            <text:p text:style-name="P7"><text:span text:style-name="T6"/></text:p>
            <text:p text:style-name="P7"><text:span text:style-name="T6"><text:tab/></text:span><text:span text:style-name="T6">- Výstupom je nový stav aplikácie</text:span></text:p>
            <text:p text:style-name="P7"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rebase + Redux</text:p>
          </draw:text-box>
        </draw:frame>
        <draw:frame draw:style-name="gr4" draw:text-style-name="P12" draw:layer="layout" svg:width="23.114cm" svg:height="3.302cm" svg:x="4.572cm" svg:y="14.986cm">
          <draw:text-box>
            <text:list text:style-name="L1">
              <text:list-header>
                <text:p><text:span text:style-name="T9"><text:s/></text:span></text:p>
              </text:list-header>
            </text:list>
          </draw:text-box>
        </draw:frame>
        <draw:frame draw:style-name="gr11" draw:text-style-name="P15" draw:layer="layout" svg:width="27.178cm" svg:height="9.994cm" svg:x="0.508cm" svg:y="7.751cm">
          <draw:text-box>
            <text:p text:style-name="P13"><text:span text:style-name="T10"/></text:p>
            <text:p text:style-name="P13"><text:span text:style-name="T10">Ďakujem za pozornosť</text:span></text:p>
            <text:p text:style-name="P14"><text:span text:style-name="T10"/></text:p>
            <text:p text:style-name="P13"><text:span text:style-name="T10"/></text:p>
            <text:p text:style-name="P13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2:17:05.582570216</meta:creation-date>
    <dc:date>2016-02-03T14:20:46.055812120</dc:date>
    <meta:editing-duration>PT1H3M20S</meta:editing-duration>
    <meta:editing-cycles>8</meta:editing-cycles>
    <meta:generator>LibreOffice/5.0.4.2$Linux_X86_64 LibreOffice_project/00m0$Build-2</meta:generator>
    <meta:document-statistic meta:object-count="91"/>
  </office:meta>
</office:document-meta>
</file>